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72553121102501</text:p>
          </table:table-cell>
          <table:table-cell office:value-type="string" calcext:value-type="string">
            <text:p>2020-08-20 15:5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27728" calcext:value-type="float">
            <text:p>29.827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3121102501</text:p>
          </table:table-cell>
          <table:table-cell office:value-type="string" calcext:value-type="string">
            <text:p>2020-07-21 15:5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69944" calcext:value-type="float">
            <text:p>29.269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3121102501</text:p>
          </table:table-cell>
          <table:table-cell office:value-type="string" calcext:value-type="string">
            <text:p>2020-06-18 15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78304" calcext:value-type="float">
            <text:p>27.57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3121102501</text:p>
          </table:table-cell>
          <table:table-cell office:value-type="string" calcext:value-type="string">
            <text:p>2020-05-19 15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67864" calcext:value-type="float">
            <text:p>27.86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3121102501</text:p>
          </table:table-cell>
          <table:table-cell office:value-type="string" calcext:value-type="string">
            <text:p>2020-04-20 15:4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81848" calcext:value-type="float">
            <text:p>20.881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3121102501</text:p>
          </table:table-cell>
          <table:table-cell office:value-type="string" calcext:value-type="string">
            <text:p>2020-03-23 16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19848" calcext:value-type="float">
            <text:p>20.11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3121102501</text:p>
          </table:table-cell>
          <table:table-cell office:value-type="string" calcext:value-type="string">
            <text:p>2020-02-25 16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83144" calcext:value-type="float">
            <text:p>20.583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3121102501</text:p>
          </table:table-cell>
          <table:table-cell office:value-type="string" calcext:value-type="string">
            <text:p>2020-01-21 16:0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23152" calcext:value-type="float">
            <text:p>19.12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3121102501</text:p>
          </table:table-cell>
          <table:table-cell office:value-type="string" calcext:value-type="string">
            <text:p>2019-12-17 15:5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53504" calcext:value-type="float">
            <text:p>19.653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3121102501</text:p>
          </table:table-cell>
          <table:table-cell office:value-type="string" calcext:value-type="string">
            <text:p>2019-11-25 15:5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59928" calcext:value-type="float">
            <text:p>20.759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3121102501</text:p>
          </table:table-cell>
          <table:table-cell office:value-type="string" calcext:value-type="string">
            <text:p>2019-10-22 15:3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84056" calcext:value-type="float">
            <text:p>21.784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3121102501</text:p>
          </table:table-cell>
          <table:table-cell office:value-type="string" calcext:value-type="string">
            <text:p>2019-09-25 18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85384" calcext:value-type="float">
            <text:p>30.88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3121102501</text:p>
          </table:table-cell>
          <table:table-cell office:value-type="string" calcext:value-type="string">
            <text:p>2019-08-21 15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09424" calcext:value-type="float">
            <text:p>25.109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3121102501</text:p>
          </table:table-cell>
          <table:table-cell office:value-type="string" calcext:value-type="string">
            <text:p>2019-07-19 15:2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35632" calcext:value-type="float">
            <text:p>27.53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3121102501</text:p>
          </table:table-cell>
          <table:table-cell office:value-type="string" calcext:value-type="string">
            <text:p>2019-06-20 15:3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77448" calcext:value-type="float">
            <text:p>23.77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3121102501</text:p>
          </table:table-cell>
          <table:table-cell office:value-type="string" calcext:value-type="string">
            <text:p>2019-05-20 16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17" calcext:value-type="float">
            <text:p>21.71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3121102501</text:p>
          </table:table-cell>
          <table:table-cell office:value-type="string" calcext:value-type="string">
            <text:p>2019-04-18 15:3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9008" calcext:value-type="float">
            <text:p>19.69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3121102501</text:p>
          </table:table-cell>
          <table:table-cell office:value-type="string" calcext:value-type="string">
            <text:p>2019-03-14 1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45784" calcext:value-type="float">
            <text:p>18.845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3121102501</text:p>
          </table:table-cell>
          <table:table-cell office:value-type="string" calcext:value-type="string">
            <text:p>2019-02-14 15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23808" calcext:value-type="float">
            <text:p>21.323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3121102501</text:p>
          </table:table-cell>
          <table:table-cell office:value-type="string" calcext:value-type="string">
            <text:p>2019-01-28 15:4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51752" calcext:value-type="float">
            <text:p>19.35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3121102501</text:p>
          </table:table-cell>
          <table:table-cell office:value-type="string" calcext:value-type="string">
            <text:p>2018-12-18 15:5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12" calcext:value-type="float">
            <text:p>19.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3121102501</text:p>
          </table:table-cell>
          <table:table-cell office:value-type="string" calcext:value-type="string">
            <text:p>2018-11-19 16:5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0592" calcext:value-type="float">
            <text:p>24.50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3121102501</text:p>
          </table:table-cell>
          <table:table-cell office:value-type="string" calcext:value-type="string">
            <text:p>2018-10-15 15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88856" calcext:value-type="float">
            <text:p>22.088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3121102501</text:p>
          </table:table-cell>
          <table:table-cell office:value-type="string" calcext:value-type="string">
            <text:p>2018-09-25 15:4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87176" calcext:value-type="float">
            <text:p>23.88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3121102501</text:p>
          </table:table-cell>
          <table:table-cell office:value-type="string" calcext:value-type="string">
            <text:p>2018-08-20 15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20776" calcext:value-type="float">
            <text:p>26.020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3121102501</text:p>
          </table:table-cell>
          <table:table-cell office:value-type="string" calcext:value-type="string">
            <text:p>2018-07-23 15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2196" calcext:value-type="float">
            <text:p>30.92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3121102501</text:p>
          </table:table-cell>
          <table:table-cell office:value-type="string" calcext:value-type="string">
            <text:p>2018-06-21 15:3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24552" calcext:value-type="float">
            <text:p>30.324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3121102501</text:p>
          </table:table-cell>
          <table:table-cell office:value-type="string" calcext:value-type="string">
            <text:p>2018-05-21 15:5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4016" calcext:value-type="float">
            <text:p>24.14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3121102501</text:p>
          </table:table-cell>
          <table:table-cell office:value-type="string" calcext:value-type="string">
            <text:p>2018-04-23 16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08568" calcext:value-type="float">
            <text:p>21.308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3121102501</text:p>
          </table:table-cell>
          <table:table-cell office:value-type="string" calcext:value-type="string">
            <text:p>2018-03-12 16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51368" calcext:value-type="float">
            <text:p>20.851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3121102501</text:p>
          </table:table-cell>
          <table:table-cell office:value-type="string" calcext:value-type="string">
            <text:p>2018-02-13 16:0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81976" calcext:value-type="float">
            <text:p>20.38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3121102501</text:p>
          </table:table-cell>
          <table:table-cell office:value-type="string" calcext:value-type="string">
            <text:p>2018-01-18 16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86776" calcext:value-type="float">
            <text:p>20.686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3121102501</text:p>
          </table:table-cell>
          <table:table-cell office:value-type="string" calcext:value-type="string">
            <text:p>2017-12-20 15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0928" calcext:value-type="float">
            <text:p>20.90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3121102501</text:p>
          </table:table-cell>
          <table:table-cell office:value-type="string" calcext:value-type="string">
            <text:p>2017-11-21 15:4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47096" calcext:value-type="float">
            <text:p>23.24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3121102501</text:p>
          </table:table-cell>
          <table:table-cell office:value-type="string" calcext:value-type="string">
            <text:p>2017-10-13 15:5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1804" calcext:value-type="float">
            <text:p>22.418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3121102501</text:p>
          </table:table-cell>
          <table:table-cell office:value-type="string" calcext:value-type="string">
            <text:p>2017-09-18 16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02416" calcext:value-type="float">
            <text:p>23.90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3121102501</text:p>
          </table:table-cell>
          <table:table-cell office:value-type="string" calcext:value-type="string">
            <text:p>2017-08-21 16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57608" calcext:value-type="float">
            <text:p>25.057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3121102501</text:p>
          </table:table-cell>
          <table:table-cell office:value-type="string" calcext:value-type="string">
            <text:p>2017-07-20 15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20192" calcext:value-type="float">
            <text:p>25.920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3121102501</text:p>
          </table:table-cell>
          <table:table-cell office:value-type="string" calcext:value-type="string">
            <text:p>2017-06-20 15:3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91592" calcext:value-type="float">
            <text:p>25.691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3121102501</text:p>
          </table:table-cell>
          <table:table-cell office:value-type="string" calcext:value-type="string">
            <text:p>2017-05-15 15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01904" calcext:value-type="float">
            <text:p>25.901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3121102501</text:p>
          </table:table-cell>
          <table:table-cell office:value-type="string" calcext:value-type="string">
            <text:p>2017-04-17 15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71664" calcext:value-type="float">
            <text:p>20.17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3121102501</text:p>
          </table:table-cell>
          <table:table-cell office:value-type="string" calcext:value-type="string">
            <text:p>2017-03-29 16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5084" calcext:value-type="float">
            <text:p>18.15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3121102501</text:p>
          </table:table-cell>
          <table:table-cell office:value-type="string" calcext:value-type="string">
            <text:p>2017-02-28 17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58888" calcext:value-type="float">
            <text:p>20.05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3121102501</text:p>
          </table:table-cell>
          <table:table-cell office:value-type="string" calcext:value-type="string">
            <text:p>2017-01-17 16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55456" calcext:value-type="float">
            <text:p>21.555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3121102501</text:p>
          </table:table-cell>
          <table:table-cell office:value-type="string" calcext:value-type="string">
            <text:p>2016-12-12 16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93528" calcext:value-type="float">
            <text:p>22.89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3121102501</text:p>
          </table:table-cell>
          <table:table-cell office:value-type="string" calcext:value-type="string">
            <text:p>2016-11-22 16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36784" calcext:value-type="float">
            <text:p>23.03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3121102501</text:p>
          </table:table-cell>
          <table:table-cell office:value-type="string" calcext:value-type="string">
            <text:p>2016-10-11 15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87448" calcext:value-type="float">
            <text:p>27.58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3121102501</text:p>
          </table:table-cell>
          <table:table-cell office:value-type="string" calcext:value-type="string">
            <text:p>2016-09-21 15:4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20336" calcext:value-type="float">
            <text:p>30.120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3121102501</text:p>
          </table:table-cell>
          <table:table-cell office:value-type="string" calcext:value-type="string">
            <text:p>2016-08-15 16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62952" calcext:value-type="float">
            <text:p>32.762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3121102501</text:p>
          </table:table-cell>
          <table:table-cell office:value-type="string" calcext:value-type="string">
            <text:p>2016-07-21 15:3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55248" calcext:value-type="float">
            <text:p>36.655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3121102501</text:p>
          </table:table-cell>
          <table:table-cell office:value-type="string" calcext:value-type="string">
            <text:p>2016-06-20 15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47584" calcext:value-type="float">
            <text:p>33.247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3121102501</text:p>
          </table:table-cell>
          <table:table-cell office:value-type="string" calcext:value-type="string">
            <text:p>2016-05-18 15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82192" calcext:value-type="float">
            <text:p>26.68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3121102501</text:p>
          </table:table-cell>
          <table:table-cell office:value-type="string" calcext:value-type="string">
            <text:p>2016-04-18 15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80296" calcext:value-type="float">
            <text:p>22.180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3121102501</text:p>
          </table:table-cell>
          <table:table-cell office:value-type="string" calcext:value-type="string">
            <text:p>2016-03-16 16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23224" calcext:value-type="float">
            <text:p>21.223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3121102501</text:p>
          </table:table-cell>
          <table:table-cell office:value-type="string" calcext:value-type="string">
            <text:p>2016-02-16 15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14536" calcext:value-type="float">
            <text:p>21.814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3121102501</text:p>
          </table:table-cell>
          <table:table-cell office:value-type="string" calcext:value-type="string">
            <text:p>2016-01-25 16:4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00336" calcext:value-type="float">
            <text:p>22.500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3121102501</text:p>
          </table:table-cell>
          <table:table-cell office:value-type="string" calcext:value-type="string">
            <text:p>2015-12-21 16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20248" calcext:value-type="float">
            <text:p>23.320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3121102501</text:p>
          </table:table-cell>
          <table:table-cell office:value-type="string" calcext:value-type="string">
            <text:p>2015-11-23 15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05208" calcext:value-type="float">
            <text:p>24.905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3121102501</text:p>
          </table:table-cell>
          <table:table-cell office:value-type="string" calcext:value-type="string">
            <text:p>2015-10-13 15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62296" calcext:value-type="float">
            <text:p>30.56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3121102501</text:p>
          </table:table-cell>
          <table:table-cell office:value-type="string" calcext:value-type="string">
            <text:p>2015-09-14 16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" calcext:value-type="float">
            <text:p>38.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3121102501</text:p>
          </table:table-cell>
          <table:table-cell office:value-type="string" calcext:value-type="string">
            <text:p>2015-08-12 15:5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08872" calcext:value-type="float">
            <text:p>34.40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3121102501</text:p>
          </table:table-cell>
          <table:table-cell office:value-type="string" calcext:value-type="string">
            <text:p>2015-07-20 16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08376" calcext:value-type="float">
            <text:p>41.108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3121102501</text:p>
          </table:table-cell>
          <table:table-cell office:value-type="string" calcext:value-type="string">
            <text:p>2015-06-15 15:5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60248" calcext:value-type="float">
            <text:p>38.560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3121102501</text:p>
          </table:table-cell>
          <table:table-cell office:value-type="string" calcext:value-type="string">
            <text:p>2015-05-19 15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34536" calcext:value-type="float">
            <text:p>29.434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3121102501</text:p>
          </table:table-cell>
          <table:table-cell office:value-type="string" calcext:value-type="string">
            <text:p>2015-04-27 15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416" calcext:value-type="float">
            <text:p>28.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3121102501</text:p>
          </table:table-cell>
          <table:table-cell office:value-type="string" calcext:value-type="string">
            <text:p>2015-03-18 17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14424" calcext:value-type="float">
            <text:p>27.01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3121102501</text:p>
          </table:table-cell>
          <table:table-cell office:value-type="string" calcext:value-type="string">
            <text:p>2015-02-23 16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81976" calcext:value-type="float">
            <text:p>20.38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3121102501</text:p>
          </table:table-cell>
          <table:table-cell office:value-type="string" calcext:value-type="string">
            <text:p>2015-01-21 16:0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50528" calcext:value-type="float">
            <text:p>21.750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3121102501</text:p>
          </table:table-cell>
          <table:table-cell office:value-type="string" calcext:value-type="string">
            <text:p>2014-12-22 15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7128" calcext:value-type="float">
            <text:p>21.67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3121102501</text:p>
          </table:table-cell>
          <table:table-cell office:value-type="string" calcext:value-type="string">
            <text:p>2014-11-10 15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18312" calcext:value-type="float">
            <text:p>26.118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3121102501</text:p>
          </table:table-cell>
          <table:table-cell office:value-type="string" calcext:value-type="string">
            <text:p>2014-10-14 15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4348" calcext:value-type="float">
            <text:p>27.84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3121102501</text:p>
          </table:table-cell>
          <table:table-cell office:value-type="string" calcext:value-type="string">
            <text:p>2014-09-08 15:5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70432" calcext:value-type="float">
            <text:p>39.27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3121102501</text:p>
          </table:table-cell>
          <table:table-cell office:value-type="string" calcext:value-type="string">
            <text:p>2014-08-11 15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242" calcext:value-type="float">
            <text:p>41.22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3121102501</text:p>
          </table:table-cell>
          <table:table-cell office:value-type="string" calcext:value-type="string">
            <text:p>2014-07-14 15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66088" calcext:value-type="float">
            <text:p>39.566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3121102501</text:p>
          </table:table-cell>
          <table:table-cell office:value-type="string" calcext:value-type="string">
            <text:p>2014-06-16 15:5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78992" calcext:value-type="float">
            <text:p>39.17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3121102501</text:p>
          </table:table-cell>
          <table:table-cell office:value-type="string" calcext:value-type="string">
            <text:p>2014-05-14 16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4408" calcext:value-type="float">
            <text:p>32.64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3121102501</text:p>
          </table:table-cell>
          <table:table-cell office:value-type="string" calcext:value-type="string">
            <text:p>2014-04-16 15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85312" calcext:value-type="float">
            <text:p>28.785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3121102501</text:p>
          </table:table-cell>
          <table:table-cell office:value-type="string" calcext:value-type="string">
            <text:p>2014-03-12 16:1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95664" calcext:value-type="float">
            <text:p>21.695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3121102501</text:p>
          </table:table-cell>
          <table:table-cell office:value-type="string" calcext:value-type="string">
            <text:p>2014-02-19 15:4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07144" calcext:value-type="float">
            <text:p>22.107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3121102501</text:p>
          </table:table-cell>
          <table:table-cell office:value-type="string" calcext:value-type="string">
            <text:p>2014-01-21 15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82832" calcext:value-type="float">
            <text:p>24.18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3121102501</text:p>
          </table:table-cell>
          <table:table-cell office:value-type="string" calcext:value-type="string">
            <text:p>2013-12-09 16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43848" calcext:value-type="float">
            <text:p>21.643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3121102501</text:p>
          </table:table-cell>
          <table:table-cell office:value-type="string" calcext:value-type="string">
            <text:p>2013-11-18 15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81208" calcext:value-type="float">
            <text:p>23.381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3121102501</text:p>
          </table:table-cell>
          <table:table-cell office:value-type="string" calcext:value-type="string">
            <text:p>2013-10-14 15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90096" calcext:value-type="float">
            <text:p>24.390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3121102501</text:p>
          </table:table-cell>
          <table:table-cell office:value-type="string" calcext:value-type="string">
            <text:p>2013-09-16 14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16632" calcext:value-type="float">
            <text:p>27.91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3121102501</text:p>
          </table:table-cell>
          <table:table-cell office:value-type="string" calcext:value-type="string">
            <text:p>2013-08-12 15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27288" calcext:value-type="float">
            <text:p>33.927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3121102501</text:p>
          </table:table-cell>
          <table:table-cell office:value-type="string" calcext:value-type="string">
            <text:p>2013-07-22 15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24368" calcext:value-type="float">
            <text:p>33.424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3121102501</text:p>
          </table:table-cell>
          <table:table-cell office:value-type="string" calcext:value-type="string">
            <text:p>2013-05-06 16:0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61696" calcext:value-type="float">
            <text:p>25.761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3121102501</text:p>
          </table:table-cell>
          <table:table-cell office:value-type="string" calcext:value-type="string">
            <text:p>2013-04-02 15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81208" calcext:value-type="float">
            <text:p>23.381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3121102501</text:p>
          </table:table-cell>
          <table:table-cell office:value-type="string" calcext:value-type="string">
            <text:p>2013-01-14 16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04992" calcext:value-type="float">
            <text:p>18.604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3121102501</text:p>
          </table:table-cell>
          <table:table-cell office:value-type="string" calcext:value-type="string">
            <text:p>2012-12-12 15:4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786" calcext:value-type="float">
            <text:p>19.27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3121102501</text:p>
          </table:table-cell>
          <table:table-cell office:value-type="string" calcext:value-type="string">
            <text:p>2012-11-19 15:5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40472" calcext:value-type="float">
            <text:p>20.540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3121102501</text:p>
          </table:table-cell>
          <table:table-cell office:value-type="string" calcext:value-type="string">
            <text:p>2012-10-23 15:4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93072" calcext:value-type="float">
            <text:p>22.293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3121102501</text:p>
          </table:table-cell>
          <table:table-cell office:value-type="string" calcext:value-type="string">
            <text:p>2012-08-06 16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86752" calcext:value-type="float">
            <text:p>32.686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3121102501</text:p>
          </table:table-cell>
          <table:table-cell office:value-type="string" calcext:value-type="string">
            <text:p>2012-07-09 16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75928" calcext:value-type="float">
            <text:p>34.475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3121102501</text:p>
          </table:table-cell>
          <table:table-cell office:value-type="string" calcext:value-type="string">
            <text:p>2012-06-11 15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92376" calcext:value-type="float">
            <text:p>27.39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3121102501</text:p>
          </table:table-cell>
          <table:table-cell office:value-type="string" calcext:value-type="string">
            <text:p>2012-05-17 17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1612" calcext:value-type="float">
            <text:p>29.916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3121102501</text:p>
          </table:table-cell>
          <table:table-cell office:value-type="string" calcext:value-type="string">
            <text:p>2012-04-23 15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65312" calcext:value-type="float">
            <text:p>21.165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3121102501</text:p>
          </table:table-cell>
          <table:table-cell office:value-type="string" calcext:value-type="string">
            <text:p>2012-03-20 15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47736" calcext:value-type="float">
            <text:p>20.747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3121102501</text:p>
          </table:table-cell>
          <table:table-cell office:value-type="string" calcext:value-type="string">
            <text:p>2012-01-22 16:4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48376" calcext:value-type="float">
            <text:p>18.248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3121102501</text:p>
          </table:table-cell>
          <table:table-cell office:value-type="string" calcext:value-type="string">
            <text:p>2012-01-18 16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7944" calcext:value-type="float">
            <text:p>18.37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3121102501</text:p>
          </table:table-cell>
          <table:table-cell office:value-type="string" calcext:value-type="string">
            <text:p>2011-12-16 15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2704" calcext:value-type="float">
            <text:p>18.22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3121102501</text:p>
          </table:table-cell>
          <table:table-cell office:value-type="string" calcext:value-type="string">
            <text:p>2011-11-16 15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8904" calcext:value-type="float">
            <text:p>18.98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3121102501</text:p>
          </table:table-cell>
          <table:table-cell office:value-type="string" calcext:value-type="string">
            <text:p>2011-10-13 15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1408" calcext:value-type="float">
            <text:p>21.21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3121102501</text:p>
          </table:table-cell>
          <table:table-cell office:value-type="string" calcext:value-type="string">
            <text:p>2011-09-14 15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6856" calcext:value-type="float">
            <text:p>22.76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3121102501</text:p>
          </table:table-cell>
          <table:table-cell office:value-type="string" calcext:value-type="string">
            <text:p>2011-08-23 16:2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696" calcext:value-type="float">
            <text:p>23.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3121102501</text:p>
          </table:table-cell>
          <table:table-cell office:value-type="string" calcext:value-type="string">
            <text:p>2011-07-27 1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3264" calcext:value-type="float">
            <text:p>24.93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3121102501</text:p>
          </table:table-cell>
          <table:table-cell office:value-type="string" calcext:value-type="string">
            <text:p>2011-06-21 15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6144" calcext:value-type="float">
            <text:p>26.76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3121102501</text:p>
          </table:table-cell>
          <table:table-cell office:value-type="string" calcext:value-type="string">
            <text:p>2011-05-20 15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7504" calcext:value-type="float">
            <text:p>21.27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3121102501</text:p>
          </table:table-cell>
          <table:table-cell office:value-type="string" calcext:value-type="string">
            <text:p>2011-04-19 1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344" calcext:value-type="float">
            <text:p>16.09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3121102501</text:p>
          </table:table-cell>
          <table:table-cell office:value-type="string" calcext:value-type="string">
            <text:p>2011-03-15 17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3376" calcext:value-type="float">
            <text:p>16.34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3121102501</text:p>
          </table:table-cell>
          <table:table-cell office:value-type="string" calcext:value-type="string">
            <text:p>2011-02-08 16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9216" calcext:value-type="float">
            <text:p>17.349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3121102501</text:p>
          </table:table-cell>
          <table:table-cell office:value-type="string" calcext:value-type="string">
            <text:p>2011-01-24 16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9696" calcext:value-type="float">
            <text:p>17.379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3121102501</text:p>
          </table:table-cell>
          <table:table-cell office:value-type="string" calcext:value-type="string">
            <text:p>2010-11-09 22:3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59216" calcext:value-type="float">
            <text:p>21.159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3121102501</text:p>
          </table:table-cell>
          <table:table-cell office:value-type="string" calcext:value-type="string">
            <text:p>2010-08-04 21:3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70256" calcext:value-type="float">
            <text:p>25.67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3121102501</text:p>
          </table:table-cell>
          <table:table-cell office:value-type="string" calcext:value-type="string">
            <text:p>2010-05-19 16:3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7336" calcext:value-type="float">
            <text:p>23.07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45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611" meta:object-count="0"/>
    <meta:user-defined meta:name="AppVersion">3.0</meta:user-defined>
  </office:meta>
</office:document-meta>
</file>